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svg:stroke-color="#ff8000" draw:fill-color="#ff8000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svg:stroke-color="#355269" draw:marker-start="Arrow" draw:marker-start-width="0.3cm" draw:marker-end="Arrow" draw:marker-end-width="0.3cm" draw:fill-color="#ff8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3.286cm" svg:y="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683cm" svg:y="3.6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5.826cm" svg:y="3.2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5.318cm" svg:y="4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4.429cm" svg:y="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89cm" svg:y="2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62cm" svg:y="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0.652cm" svg:y="3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255cm" svg:y="4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2.557cm" svg:y="1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461cm" svg:y1="3.625cm" svg:x2="8.62cm" svg:y2="3.498cm">
          <text:p/>
        </draw:line>
        <draw:custom-shape draw:style-name="gr1" draw:text-style-name="P1" draw:layer="layout" svg:width="0.635cm" svg:height="0.635cm" svg:x="3.159cm" svg:y="8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556cm" svg:y="9.3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5.699cm" svg:y="8.9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5.191cm" svg:y="10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4.302cm" svg:y="11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763cm" svg:y="8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493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0.525cm" svg:y="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128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2.43cm" svg:y="7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794cm" svg:y1="8.983cm" svg:x2="12.43cm" svg:y2="7.755cm">
          <text:p/>
        </draw:line>
        <draw:custom-shape draw:style-name="gr1" draw:text-style-name="P1" draw:layer="layout" svg:width="0.635cm" svg:height="0.635cm" svg:x="5.826cm" svg:y="15.7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4.429cm" svg:y="1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62cm" svg:y="15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0.652cm" svg:y="15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255cm" svg:y="17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461cm" svg:y1="16.125cm" svg:x2="8.62cm" svg:y2="15.998cm">
          <text:p/>
        </draw:line>
        <draw:custom-shape draw:style-name="gr1" draw:text-style-name="P1" draw:layer="layout" svg:width="0.635cm" svg:height="0.635cm" svg:x="3.159cm" svg:y="21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556cm" svg:y="21.8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5.699cm" svg:y="21.4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5.191cm" svg:y="22.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4.302cm" svg:y="2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763cm" svg:y="2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8.493cm" svg:y="2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0.525cm" svg:y="2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9.128cm" svg:y="2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35cm" svg:height="0.635cm" svg:x="12.43cm" svg:y="19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191cm" svg:y1="22.59cm" svg:x2="10.398cm" svg:y2="21.574cm">
          <text:p/>
        </draw:line>
        <draw:line draw:style-name="gr3" draw:text-style-name="P2" draw:layer="layout" svg:x1="6.462cm" svg:y1="16.126cm" svg:x2="9.255cm" svg:y2="17.51cm">
          <text:p/>
        </draw:line>
        <draw:line draw:style-name="gr3" draw:text-style-name="P2" draw:layer="layout" svg:x1="6.463cm" svg:y1="16.126cm" svg:x2="10.779cm" svg:y2="16.367cm">
          <text:p/>
        </draw:line>
        <draw:line draw:style-name="gr3" draw:text-style-name="P2" draw:layer="layout" svg:x1="5.064cm" svg:y1="18.145cm" svg:x2="9.256cm" svg:y2="17.51cm">
          <text:p/>
        </draw:line>
        <draw:line draw:style-name="gr3" draw:text-style-name="P2" draw:layer="layout" svg:x1="5.064cm" svg:y1="17.891cm" svg:x2="10.779cm" svg:y2="16.368cm">
          <text:p/>
        </draw:line>
        <draw:line draw:style-name="gr3" draw:text-style-name="P2" draw:layer="layout" svg:x1="4.937cm" svg:y1="17.764cm" svg:x2="8.747cm" svg:y2="16.1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6T21:57:20.687106603</meta:creation-date>
    <dc:date>2020-02-26T22:27:15.187071413</dc:date>
    <meta:editing-duration>PT19M1S</meta:editing-duration>
    <meta:editing-cycles>3</meta:editing-cycles>
    <meta:generator>LibreOffice/6.3.4.2$Linux_X86_64 LibreOffice_project/30$Build-2</meta:generator>
    <meta:document-statistic meta:object-count="44"/>
  </office:meta>
</office:document-meta>
</file>